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2D7CA6FCD62A0C77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9.783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D7CA6FCD62A0C77.jpg" xlink:type="simple" xlink:show="embed" xlink:actuate="onLoad">
            <text:p/>
          </draw:image>
        </draw:frame>
        <draw:frame draw:style-name="gr2" draw:text-style-name="P6" draw:layer="layout" svg:width="19.431cm" svg:height="10.53cm" svg:x="4.277cm" svg:y="3.794cm">
          <draw:text-box>
            <text:p text:style-name="P2"><text:span text:style-name="T1">Jean témoigne à </text:span></text:p>
            <text:p text:style-name="P2"><text:span text:style-name="T1">propos de Jésus</text:span></text:p>
            <text:p text:style-name="P3"><text:span text:style-name="T2">(Jean 3.22-36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16:21.343000000</dc:date>
    <meta:editing-duration>PT2H33M59S</meta:editing-duration>
    <meta:editing-cycles>38</meta:editing-cycles>
    <meta:generator>LibreOffice/5.4.7.2$Windows_X86_64 LibreOffice_project/c838ef25c16710f8838b1faec480ebba495259d0</meta:generator>
    <meta:document-statistic meta:object-count="3"/>
  </office:meta>
</office:document-meta>
</file>